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stroke="none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6cm" svg:height="11.3cm" svg:x="1.9cm" svg:y="1.8cm">
          <text:p/>
        </draw:rect>
        <draw:rect draw:style-name="gr2" draw:text-style-name="P2" draw:layer="layout" svg:width="7cm" svg:height="1.2cm" svg:x="2.2cm" svg:y="2.2cm">
          <text:p text:style-name="P2">Überschrift</text:p>
        </draw:rect>
        <draw:rect draw:style-name="gr2" draw:text-style-name="P2" draw:layer="layout" svg:width="7cm" svg:height="1.2cm" svg:x="2.2cm" svg:y="3.7cm">
          <text:p text:style-name="P2">Eingebunden</text:p>
        </draw:rect>
        <draw:rect draw:style-name="gr3" draw:text-style-name="P1" draw:layer="layout" svg:width="7cm" svg:height="1.2cm" svg:x="2.2cm" svg:y="5.2cm">
          <text:p text:style-name="P1">Interagiere</text:p>
        </draw:rect>
        <draw:rect draw:style-name="gr1" draw:text-style-name="P1" draw:layer="layout" svg:width="6.4cm" svg:height="6cm" svg:x="2.2cm" svg:y="6.7cm">
          <text:p/>
        </draw:rect>
        <draw:rect draw:style-name="gr1" draw:text-style-name="P1" draw:layer="layout" svg:width="6.4cm" svg:height="6cm" svg:x="11.1cm" svg:y="6.7cm">
          <text:p/>
        </draw:rect>
        <draw:rect draw:style-name="gr3" draw:text-style-name="P1" draw:layer="layout" svg:width="1.9cm" svg:height="1.1cm" svg:x="8.9cm" svg:y="8cm">
          <text:p text:style-name="P1">&gt;</text:p>
        </draw:rect>
        <draw:rect draw:style-name="gr3" draw:text-style-name="P1" draw:layer="layout" svg:width="1.9cm" svg:height="1.1cm" svg:x="8.9cm" svg:y="9.5cm">
          <text:p text:style-name="P1">&lt;</text:p>
        </draw:rect>
        <draw:rect draw:style-name="gr2" draw:text-style-name="P3" draw:layer="layout" svg:width="3cm" svg:height="0.5cm" svg:x="2.3cm" svg:y="6.8cm">
          <text:p text:style-name="P1"><text:span text:style-name="T1">Value 1</text:span></text:p>
        </draw:rect>
        <draw:rect draw:style-name="gr2" draw:text-style-name="P3" draw:layer="layout" svg:width="3cm" svg:height="0.5cm" svg:x="2.3cm" svg:y="7.5cm">
          <text:p text:style-name="P1"><text:span text:style-name="T1">Value 2</text:span></text:p>
        </draw:rect>
        <draw:rect draw:style-name="gr2" draw:text-style-name="P3" draw:layer="layout" svg:width="3cm" svg:height="0.5cm" svg:x="2.3cm" svg:y="8.138cm">
          <text:p text:style-name="P1"><text:span text:style-name="T1">Value 3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els Gundermann</meta:initial-creator>
    <meta:creation-date>2015-02-10T14:01:03.52</meta:creation-date>
    <dc:date>2015-02-10T14:16:41.17</dc:date>
    <dc:creator>Niels Gundermann</dc:creator>
    <meta:editing-duration>PT15M37S</meta:editing-duration>
    <meta:editing-cycles>2</meta:editing-cycles>
    <meta:generator>OpenOffice/4.1.1$Win32 OpenOffice.org_project/411m6$Build-9775</meta:generator>
    <meta:document-statistic meta:object-count="11"/>
  </office:meta>
</office:document-meta>
</file>